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Testing!<text:s/>Mike Changed this<text:s/><text:span text:style-name="T2">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hael Cavataio</dc:creator>
    <meta:creation-date>2009-04-16T11:32:00Z</meta:creation-date>
    <dc:date>2016-03-05T00:28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4" meta:character-count="28" meta:row-count="1" meta:non-whitespace-character-count="25"/>
  </office:meta>
</office:document-meta>
</file>